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s moderne Märchen von der Begegnung des in der Wüste abgestürzten Piloten mit dem Kleinen Prinzen, der von einem Asteroiden kommt - ein zeitloses Meisterwerk und ein Plädoyer für Menschlichkeit und Freundschaft. Als Lesung mit Musik von August Zirner und mit fünf Postkarten eine unverzichtbare Ausgabe des Weltklassiker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40:09.171000000</dc:date>
    <meta:editing-duration>PT1S</meta:editing-duration>
    <meta:editing-cycles>1</meta:editing-cycles>
    <meta:document-statistic meta:table-count="0" meta:image-count="0" meta:object-count="0" meta:page-count="1" meta:paragraph-count="1" meta:word-count="48" meta:character-count="324" meta:non-whitespace-character-count="276"/>
    <meta:generator>LibreOffice/7.3.7.2$Windows_X86_64 LibreOffice_project/e114eadc50a9ff8d8c8a0567d6da8f454beeb84f</meta:generator>
  </office:meta>
</office:document-meta>
</file>